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Обычный"/>
      <draw:page draw:name="page2" draw:style-name="dp1" draw:master-page-name="Обычный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empora LGC Uni" svg:font-family="'Tempora LGC Uni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empora LGC Uni" fo:font-size="24pt" fo:language="ru" fo:country="RU" style:font-name-asian="Open Sans1" style:font-size-asian="24pt" style:language-asian="zh" style:country-asian="CN" style:font-name-complex="Ope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6:40:20.482954787</meta:creation-date>
    <dc:date>2025-03-21T16:40:48.924355414</dc:date>
    <meta:editing-duration>PT30S</meta:editing-duration>
    <meta:editing-cycles>1</meta:editing-cycles>
    <meta:document-statistic meta:object-count="0"/>
    <meta:generator>LibreOffice/7.6.0.3$Linux_X86_64 LibreOffice_project/60$Build-3</meta:generator>
  </office:meta>
</office:document-meta>
</file>